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azli" svg:font-family="Nazl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Nazli" fo:font-size="14pt" officeooo:rsid="0018bc43" officeooo:paragraph-rsid="0018bc43" style:font-size-asian="14pt" style:font-size-complex="14pt"/>
    </style:style>
    <style:style style:name="P2" style:family="paragraph" style:parent-style-name="Standard">
      <style:text-properties style:font-name="Nazli" fo:font-size="14pt" officeooo:rsid="0018f200" officeooo:paragraph-rsid="00371cec" style:font-size-asian="14pt" style:font-size-complex="14pt"/>
    </style:style>
    <style:style style:name="P3" style:family="paragraph" style:parent-style-name="Standard">
      <style:text-properties style:font-name="Nazli" fo:font-size="14pt" officeooo:rsid="001a68eb" officeooo:paragraph-rsid="001a68eb" style:font-size-asian="14pt" style:font-size-complex="14pt"/>
    </style:style>
    <style:style style:name="P4" style:family="paragraph" style:parent-style-name="Standard">
      <style:text-properties style:font-name="Nazli" fo:font-size="14pt" officeooo:rsid="001b2223" officeooo:paragraph-rsid="001b2223" style:font-size-asian="14pt" style:font-size-complex="14pt"/>
    </style:style>
    <style:style style:name="P5" style:family="paragraph" style:parent-style-name="Standard">
      <style:text-properties style:font-name="Nazli" fo:font-size="14pt" officeooo:rsid="001b2223" officeooo:paragraph-rsid="001ead8b" style:font-size-asian="14pt" style:font-size-complex="14pt"/>
    </style:style>
    <style:style style:name="P6" style:family="paragraph" style:parent-style-name="Standard">
      <style:text-properties style:font-name="Nazli" fo:font-size="14pt" officeooo:rsid="001b2223" officeooo:paragraph-rsid="003cf121" style:font-size-asian="14pt" style:font-size-complex="14pt"/>
    </style:style>
    <style:style style:name="P7" style:family="paragraph" style:parent-style-name="Standard">
      <style:text-properties style:font-name="Nazli" fo:font-size="14pt" officeooo:rsid="001b6699" officeooo:paragraph-rsid="001db058" style:font-size-asian="14pt" style:font-size-complex="14pt"/>
    </style:style>
    <style:style style:name="P8" style:family="paragraph" style:parent-style-name="Standard">
      <style:text-properties style:font-name="Nazli" fo:font-size="14pt" officeooo:rsid="00208194" officeooo:paragraph-rsid="00208194" style:font-size-asian="14pt" style:font-size-complex="14pt"/>
    </style:style>
    <style:style style:name="P9" style:family="paragraph" style:parent-style-name="Standard">
      <style:text-properties style:font-name="Nazli" fo:font-size="14pt" officeooo:rsid="001ead8b" officeooo:paragraph-rsid="001ead8b" style:font-size-asian="14pt" style:font-size-complex="14pt"/>
    </style:style>
    <style:style style:name="P10" style:family="paragraph" style:parent-style-name="Standard">
      <style:text-properties style:font-name="Nazli" fo:font-size="14pt" officeooo:rsid="0031afe6" officeooo:paragraph-rsid="0031afe6" style:font-size-asian="14pt" style:font-size-complex="14pt"/>
    </style:style>
    <style:style style:name="P11" style:family="paragraph" style:parent-style-name="Standard">
      <style:text-properties style:font-name="Nazli" fo:font-size="14pt" officeooo:rsid="0021dcca" officeooo:paragraph-rsid="0021dcca" style:font-size-asian="14pt" style:font-size-complex="14pt"/>
    </style:style>
    <style:style style:name="P12" style:family="paragraph" style:parent-style-name="Standard">
      <style:text-properties style:font-name="Nazli" fo:font-size="14pt" officeooo:rsid="0023117f" officeooo:paragraph-rsid="0023117f" style:font-size-asian="14pt" style:font-size-complex="14pt"/>
    </style:style>
    <style:style style:name="P13" style:family="paragraph" style:parent-style-name="Standard">
      <style:text-properties style:font-name="Nazli" fo:font-size="14pt" officeooo:rsid="0028509e" officeooo:paragraph-rsid="0028509e" style:font-size-asian="14pt" style:font-size-complex="14pt"/>
    </style:style>
    <style:style style:name="P14" style:family="paragraph" style:parent-style-name="Standard">
      <style:text-properties style:font-name="Nazli" fo:font-size="14pt" officeooo:rsid="0028f1eb" officeooo:paragraph-rsid="0028f1eb" style:font-size-asian="14pt" style:font-size-complex="14pt"/>
    </style:style>
    <style:style style:name="P15" style:family="paragraph" style:parent-style-name="Standard">
      <style:paragraph-properties fo:text-align="center" style:justify-single-word="false"/>
      <style:text-properties style:font-name="Nazli" fo:font-size="14pt" style:font-size-asian="14pt" style:font-size-complex="14pt"/>
    </style:style>
    <style:style style:name="P16" style:family="paragraph" style:parent-style-name="Standard">
      <style:text-properties style:font-name="Nazli" fo:font-size="14pt" officeooo:paragraph-rsid="0018bc43" style:font-size-asian="14pt" style:font-size-complex="14pt"/>
    </style:style>
    <style:style style:name="P17" style:family="paragraph" style:parent-style-name="Standard">
      <style:text-properties style:font-name="Nazli" fo:font-size="14pt" officeooo:rsid="0047ae5b" officeooo:paragraph-rsid="0047ae5b" style:font-size-asian="14pt" style:font-size-complex="14pt"/>
    </style:style>
    <style:style style:name="P18" style:family="paragraph" style:parent-style-name="Standard">
      <style:text-properties style:font-name="Nazli" fo:font-size="14pt" fo:font-weight="bold" officeooo:rsid="002a5da1" officeooo:paragraph-rsid="002a5da1" fo:background-color="transparent" style:font-size-asian="14pt" style:font-weight-asian="bold" style:font-size-complex="14pt" style:font-weight-complex="bold"/>
    </style:style>
    <style:style style:name="P19" style:family="paragraph" style:parent-style-name="Standard">
      <style:text-properties style:font-name="Nazli" fo:font-size="14pt" fo:font-weight="bold" officeooo:rsid="0028f1eb" officeooo:paragraph-rsid="002a5da1" fo:background-color="transparent" style:font-size-asian="14pt" style:font-weight-asian="bold" style:font-size-complex="14pt" style:font-weight-complex="bold"/>
    </style:style>
    <style:style style:name="P20" style:family="paragraph" style:parent-style-name="Standard">
      <style:text-properties style:font-name="Nazli" fo:font-size="14pt" fo:font-weight="bold" officeooo:rsid="002ca38c" officeooo:paragraph-rsid="002ca38c" fo:background-color="transparent" style:font-size-asian="14pt" style:font-weight-asian="bold" style:font-size-complex="14pt" style:font-weight-complex="bold"/>
    </style:style>
    <style:style style:name="P21" style:family="paragraph" style:parent-style-name="Standard">
      <style:text-properties style:font-name="Nazli" fo:font-size="14pt" officeooo:rsid="002a5da1" officeooo:paragraph-rsid="002a5da1" fo:background-color="transparent" style:font-size-asian="14pt" style:font-size-complex="14pt"/>
    </style:style>
    <style:style style:name="P22" style:family="paragraph" style:parent-style-name="Standard">
      <style:text-properties style:font-name="Nazli" fo:font-size="14pt" officeooo:rsid="0028f1eb" officeooo:paragraph-rsid="002ca38c" fo:background-color="transparent" style:font-size-asian="14pt" style:font-size-complex="14pt"/>
    </style:style>
    <style:style style:name="P23" style:family="paragraph" style:parent-style-name="Standard">
      <style:text-properties style:font-name="Nazli" fo:font-size="14pt" officeooo:rsid="002ca38c" officeooo:paragraph-rsid="002ca38c" fo:background-color="transparent" style:font-size-asian="14pt" style:font-size-complex="14pt"/>
    </style:style>
    <style:style style:name="P24" style:family="paragraph" style:parent-style-name="Standard">
      <style:text-properties style:font-name="Nazli" fo:font-size="14pt" officeooo:rsid="0018bc43" officeooo:paragraph-rsid="0018bc43" fo:background-color="transparent" style:font-size-asian="14pt" style:font-size-complex="14pt"/>
    </style:style>
    <style:style style:name="P25" style:family="paragraph" style:parent-style-name="Standard">
      <style:text-properties style:font-name="Nazli" fo:font-size="16pt" officeooo:rsid="0018f200" officeooo:paragraph-rsid="0028f1eb" style:font-size-asian="16pt" style:font-size-complex="16pt"/>
    </style:style>
    <style:style style:name="P26" style:family="paragraph" style:parent-style-name="Standard">
      <style:text-properties style:font-name="Nazli" fo:font-size="16pt" officeooo:rsid="0018f200" officeooo:paragraph-rsid="001db058" style:font-size-asian="16pt" style:font-size-complex="16pt"/>
    </style:style>
    <style:style style:name="P27" style:family="paragraph" style:parent-style-name="Standard">
      <style:text-properties style:font-name="Nazli" fo:font-size="16pt" fo:font-weight="bold" officeooo:rsid="0018f200" officeooo:paragraph-rsid="00223a76" style:font-size-asian="16pt" style:font-weight-asian="bold" style:font-size-complex="16pt" style:font-weight-complex="bold"/>
    </style:style>
    <style:style style:name="P28" style:family="paragraph" style:parent-style-name="Standard">
      <style:text-properties style:font-name="Nazli" fo:font-size="16pt" fo:font-weight="bold" officeooo:rsid="0018f200" officeooo:paragraph-rsid="001b2223" style:font-size-asian="16pt" style:font-weight-asian="bold" style:font-size-complex="16pt" style:font-weight-complex="bold"/>
    </style:style>
    <style:style style:name="P29" style:family="paragraph" style:parent-style-name="Standard">
      <style:text-properties fo:color="#800000" style:font-name="Nazli" fo:font-size="14pt" officeooo:rsid="001b6699" officeooo:paragraph-rsid="001b6699" style:font-size-asian="14pt" style:font-size-complex="14pt"/>
    </style:style>
    <style:style style:name="P30" style:family="paragraph" style:parent-style-name="Standard">
      <style:text-properties fo:color="#800000" style:font-name="Nazli" fo:font-size="14pt" officeooo:rsid="001b6699" officeooo:paragraph-rsid="001db058" style:font-size-asian="14pt" style:font-size-complex="14pt"/>
    </style:style>
    <style:style style:name="P31" style:family="paragraph" style:parent-style-name="Standard">
      <style:text-properties fo:color="#800000" style:font-name="Nazli" fo:font-size="14pt" officeooo:rsid="002e8c39" officeooo:paragraph-rsid="002e8c39" style:font-size-asian="14pt" style:font-size-complex="14pt"/>
    </style:style>
    <style:style style:name="T1" style:family="text">
      <style:text-properties officeooo:rsid="0018bc43"/>
    </style:style>
    <style:style style:name="T2" style:family="text">
      <style:text-properties officeooo:rsid="00217cf3"/>
    </style:style>
    <style:style style:name="T3" style:family="text">
      <style:text-properties officeooo:rsid="002476f2"/>
    </style:style>
    <style:style style:name="T4" style:family="text">
      <style:text-properties officeooo:rsid="0026f0fa"/>
    </style:style>
    <style:style style:name="T5" style:family="text">
      <style:text-properties officeooo:rsid="0028f1eb"/>
    </style:style>
    <style:style style:name="T6" style:family="text">
      <style:text-properties officeooo:rsid="002a5da1"/>
    </style:style>
    <style:style style:name="T7" style:family="text">
      <style:text-properties officeooo:rsid="002b34ff"/>
    </style:style>
    <style:style style:name="T8" style:family="text">
      <style:text-properties officeooo:rsid="002e68b6"/>
    </style:style>
    <style:style style:name="T9" style:family="text">
      <style:text-properties fo:font-weight="bold" style:font-weight-asian="bold" style:font-weight-complex="bold"/>
    </style:style>
    <style:style style:name="T10" style:family="text">
      <style:text-properties fo:font-weight="bold" officeooo:rsid="0018bc43" style:font-weight-asian="bold" style:font-weight-complex="bold"/>
    </style:style>
    <style:style style:name="T11" style:family="text">
      <style:text-properties fo:font-weight="bold" officeooo:rsid="00371cec" style:font-weight-asian="bold" style:font-weight-complex="bold"/>
    </style:style>
    <style:style style:name="T12" style:family="text">
      <style:text-properties fo:font-weight="bold" officeooo:rsid="00217cf3" style:font-weight-asian="bold" style:font-weight-complex="bold"/>
    </style:style>
    <style:style style:name="T13" style:family="text">
      <style:text-properties fo:font-weight="bold" officeooo:rsid="004541ed" style:font-weight-asian="bold" style:font-weight-complex="bold"/>
    </style:style>
    <style:style style:name="T14" style:family="text">
      <style:text-properties fo:font-weight="bold" officeooo:rsid="00464bfd" style:font-weight-asian="bold" style:font-weight-complex="bold"/>
    </style:style>
    <style:style style:name="T15" style:family="text">
      <style:text-properties fo:font-weight="bold" officeooo:rsid="002b34ff" style:font-weight-asian="bold" style:font-weight-complex="bold"/>
    </style:style>
    <style:style style:name="T16" style:family="text">
      <style:text-properties fo:font-weight="bold" officeooo:rsid="00498841" style:font-weight-asian="bold" style:font-weight-complex="bold"/>
    </style:style>
    <style:style style:name="T17" style:family="text">
      <style:text-properties officeooo:rsid="00371cec"/>
    </style:style>
    <style:style style:name="T18" style:family="text">
      <style:text-properties officeooo:rsid="0038f939"/>
    </style:style>
    <style:style style:name="T19" style:family="text">
      <style:text-properties fo:color="#800000"/>
    </style:style>
    <style:style style:name="T20" style:family="text">
      <style:text-properties fo:color="#800000" officeooo:rsid="00404fb1"/>
    </style:style>
    <style:style style:name="T21" style:family="text">
      <style:text-properties fo:color="#800000" fo:font-weight="bold" style:font-weight-asian="bold" style:font-weight-complex="bold"/>
    </style:style>
    <style:style style:name="T22" style:family="text">
      <style:text-properties fo:color="#800000" fo:font-weight="bold" officeooo:rsid="004541ed" style:font-weight-asian="bold" style:font-weight-complex="bold"/>
    </style:style>
    <style:style style:name="T23" style:family="text">
      <style:text-properties fo:color="#800000" officeooo:rsid="0028889d"/>
    </style:style>
    <style:style style:name="T24" style:family="text">
      <style:text-properties fo:color="#800000" officeooo:rsid="003ee2d1"/>
    </style:style>
    <style:style style:name="T25" style:family="text">
      <style:text-properties officeooo:rsid="003cf121"/>
    </style:style>
    <style:style style:name="T26" style:family="text">
      <style:text-properties officeooo:rsid="003ed4a4"/>
    </style:style>
    <style:style style:name="T27" style:family="text">
      <style:text-properties officeooo:rsid="003ed4af"/>
    </style:style>
    <style:style style:name="T28" style:family="text">
      <style:text-properties officeooo:rsid="003ee2d1"/>
    </style:style>
    <style:style style:name="T29" style:family="text">
      <style:text-properties officeooo:rsid="00404fb1"/>
    </style:style>
    <style:style style:name="T30" style:family="text">
      <style:text-properties officeooo:rsid="00417a39"/>
    </style:style>
    <style:style style:name="T31" style:family="text">
      <style:text-properties officeooo:rsid="00425866"/>
    </style:style>
    <style:style style:name="T32" style:family="text">
      <style:text-properties officeooo:rsid="004479e6"/>
    </style:style>
    <style:style style:name="T33" style:family="text">
      <style:text-properties officeooo:rsid="00464bfd"/>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font-style="normal" fo:font-weight="bold" officeooo:rsid="00371cec" style:font-style-asian="normal" style:font-weight-asian="bold" style:font-style-complex="normal" style:font-weight-complex="bold"/>
    </style:style>
    <style:style style:name="T36" style:family="text">
      <style:text-properties officeooo:rsid="00498841"/>
    </style:style>
    <style:style style:name="T37" style:family="text">
      <style:text-properties fo:font-size="16pt" fo:font-weight="bold" style:font-size-asian="16pt" style:font-weight-asian="bold" style:font-size-complex="16pt" style:font-weight-complex="bold"/>
    </style:style>
    <style:style style:name="T38" style:family="text">
      <style:text-properties fo:font-size="16pt" fo:font-weight="bold" officeooo:rsid="00371cec" style:font-size-asian="16pt" style:font-weight-asian="bold" style:font-size-complex="16pt" style:font-weight-complex="bold"/>
    </style:style>
    <style:style style:name="T39" style:family="text">
      <style:text-properties officeooo:rsid="004ccd94"/>
    </style:style>
    <style:style style:name="T40" style:family="text">
      <style:text-properties officeooo:rsid="004d7dea"/>
    </style:style>
    <style:style style:name="T41" style:family="text">
      <style:text-properties officeooo:rsid="0051179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text:span text:style-name="T10">Integrating the output of two genefinders, tRNAscan-SE and Aragorn</text:span></text:p>
      <text:p text:style-name="P15"><text:span text:style-name="T10"/></text:p>
      <text:p text:style-name="P16"><text:span text:style-name="T10">Input: </text:span><text:span text:style-name="T1"><text:s/>Output of tRNAscan and Aragorn on each genome saved as separate files. </text:span></text:p>
      <text:p text:style-name="P1">TSE outputs are read in two different <text:s/>formats: “*.tse.out” and “*.SS.tse.out”</text:p>
      <text:p text:style-name="P1">ARA outputs are read in one format “.ara.out”.</text:p>
      <text:p text:style-name="P1"/>
      <text:p text:style-name="P2"><text:span text:style-name="T38">Script has four</text:span><text:span text:style-name="T37"> functions:</text:span> </text:p>
      <text:p text:style-name="P2"><text:span text:style-name="T35">1. </text:span><text:span text:style-name="T34">Integrate_Tse_Ara</text:span><text:span text:style-name="T35">()</text:span><text:span text:style-name="T34"> </text:span><text:span text:style-name="T35">2. </text:span><text:span text:style-name="T34">making_ara_df</text:span><text:span text:style-name="T35">()</text:span><text:span text:style-name="T34"> </text:span><text:span text:style-name="T35">3. </text:span><text:span text:style-name="T34">making_tse_df</text:span><text:span text:style-name="T35">()</text:span><text:span text:style-name="T34"> <text:s/></text:span><text:span text:style-name="T35">4. </text:span><text:span text:style-name="T34">integrate</text:span><text:span text:style-name="T35">()</text:span><text:span text:style-name="T34"> </text:span><text:span text:style-name="T35">5.</text:span><text:span text:style-name="T34"> formatoutput</text:span><text:span text:style-name="T35">()</text:span></text:p>
      <text:p text:style-name="P3"><text:span text:style-name="T18">F</text:span>or each genome the fallowing pipeline will be r<text:span text:style-name="T17">u</text:span>n to <text:span text:style-name="T39">make</text:span> the integrated gene file.</text:p>
      <text:p text:style-name="P3"/>
      <text:p text:style-name="P28"><text:span text:style-name="T36">1. </text:span>making_ara_df :</text:p>
      <text:p text:style-name="P4"><text:span text:style-name="T25">This function </text:span>will extract genes’ information found by aragorn <text:span text:style-name="T40">as</text:span> a dataframe format. </text:p>
      <text:p text:style-name="P4">The output will be in a table with columns: </text:p>
      <text:p text:style-name="P4">aragenename , arasourceOrg ,araidentity , aradirection ,arabegin ,araend , araac, arasourceSO, arasourceseq ,arascore ,arageneseq , arageness</text:p>
      <text:p text:style-name="P29">Note: this function will find the tmrnas and won’t include them in the output! </text:p>
      <text:p text:style-name="P30">I found just one tmrna which was unusually <text:span text:style-name="T40">the </text:span>longest gene we had. My guess is that it was the long gene we had in previous data.</text:p>
      <text:p text:style-name="P7"><text:s/></text:p>
      <text:p text:style-name="P26"><text:span text:style-name="T16">2. </text:span><text:span text:style-name="T9">making_tse_df:</text:span></text:p>
      <text:p text:style-name="P5"><text:span text:style-name="T25">This function </text:span>will extract the genes’ information found by <text:span text:style-name="T25">tRNAscan</text:span> in a dataframe format.</text:p>
      <text:p text:style-name="P6"><text:span text:style-name="T25">It r</text:span>eads each found gene along with its secondary structure from two files: <text:span text:style-name="T1">“*.tse.out” and “*.SS.tse.out”. The output will be in a table with columns:</text:span></text:p>
      <text:p text:style-name="P9"><text:s/>tsegenename, tsesourceOrg, tseidentity, tsedirection, tsebegin, tseend, tseac, tsesourceseq, tsescore, <text:s text:c="10"/>tsegeneseq, tsegeness, tseintronbegin, tseintronend, tseacloc, note</text:p>
      <text:p text:style-name="P31"><text:span text:style-name="T26">NOTE1: i</text:span>dentities that we<text:span text:style-name="T26">re </text:span>not <text:span text:style-name="T26">determined</text:span> by tse are shown as “Undet” <text:s/>and their anticodon is <text:span text:style-name="T26">shown as</text:span> “NNN”. ALL these genes were either not found by Aragorn or <text:span text:style-name="T27">they were found but</text:span> their identity <text:span text:style-name="T27">was</text:span> <text:span text:style-name="T27">not certain</text:span> like “?(Arg|Glu)”. <text:span text:style-name="T28">However, there were genes which has two option identity by Ara but Tse had just one certain identity for them.</text:span></text:p>
      <text:p text:style-name="P10"><text:span text:style-name="T20">NOTE2: We had</text:span><text:span text:style-name="T19"> </text:span><text:span text:style-name="T24">few</text:span><text:span text:style-name="T19"> anticodons </text:span><text:span text:style-name="T24">for genes </text:span><text:span text:style-name="T19">found by ara with four letters like “(gtag)”</text:span> </text:p>
      <text:p text:style-name="P8"><text:soft-page-break/><text:span text:style-name="T29">T</text:span>he last <text:span text:style-name="T2">column, </text:span><text:span text:style-name="T12">note</text:span><text:span text:style-name="T2">, will take the value psudo if the gene is known as Psudogene by tse.</text:span></text:p>
      <text:p text:style-name="P11">If gene is not found by tse, but only is found by aragorn, it will take the value “notfound” <text:span text:style-name="T30">and vice versa.</text:span></text:p>
      <text:p text:style-name="P27"><text:span text:style-name="T36">3. </text:span>integrate:</text:p>
      <text:p text:style-name="P12"><text:span text:style-name="T31">T</text:span>his function will take the tables made by previous two functions <text:span text:style-name="T3">as input. It will switch the start and end positions found by tse, if they are on reverse strand. Using the functions “Granges” and “findOverlaps” which are implemented based on the idea of interval tree to find overlapped genes using their coordinates (sourceseq,position,strand), we found genes that are found by both gene finders (they overlap), saved in a dataframe called “overlapdf”. Using the function “setdiff” we found genes that are found by only one of the genefinders. Finally, we bind both <text:s/>as one dataframe called “integrated_Tse_Ara”. At this step another column called “foundby” is added to the table which shows by which genefinder the gene is found. The value for this column can be “both”, “tse”, or “ara”.</text:span></text:p>
      <text:p text:style-name="P13"><text:span text:style-name="T22">G</text:span><text:span text:style-name="T21">eneid</text:span><text:span text:style-name="T19"> at this step is made by SourceOrg + sourceseq + index of gene within that organism(not sourceseq!) </text:span><text:span text:style-name="T23">seprated by “_”.</text:span></text:p>
      <text:p text:style-name="P13"><text:span text:style-name="T23"/></text:p>
      <text:p text:style-name="P25"><text:span text:style-name="T16">4. </text:span><text:span text:style-name="T13">f</text:span><text:span text:style-name="T9">ormatoutput:</text:span></text:p>
      <text:p text:style-name="P14">This function will format the<text:span text:style-name="T9"> integrated_Tse_Ara</text:span> dataframe as a fixed width format to print out. </text:p>
      <text:p text:style-name="P14">Also the integrated_Tse_Ara <text:s/>table is printed as four files: <text:span text:style-name="T9">secondaryS.txt, identities.txt, coordinates.txt, introns.txt. <text:s/></text:span><text:span text:style-name="T6">This is the summery of what each file contains:</text:span></text:p>
      <text:p text:style-name="P18"><text:span text:style-name="T33">1. </text:span>introns.txt :</text:p>
      <text:p text:style-name="P21"><text:s text:c="3"/>"geneid" <text:s/>"tseintronbegin" <text:s/>"tseintronend"</text:p>
      <text:p text:style-name="P19"><text:span text:style-name="T33">2. </text:span>coordinates.txt:</text:p>
      <text:p text:style-name="P21"><text:s text:c="3"/>"geneid" "sourceOrg" "sourceseq" "sourceSO" <text:s/>"direction" <text:s/>"tsebegin" <text:s/>"tseend" "arabegin" "araend"</text:p>
      <text:p text:style-name="P22"><text:span text:style-name="T14">3. i</text:span><text:span text:style-name="T9">dentities.</text:span><text:span text:style-name="T15">txt:</text:span><text:span text:style-name="T7"> </text:span></text:p>
      <text:p text:style-name="P22"><text:span text:style-name="T7"><text:s text:c="3"/>"geneid" "tseidentity" "araidentity" "tseac" <text:s/>"araac" "tseacloc” "arascore" "tsescore" "foundby"</text:span></text:p>
      <text:p text:style-name="P20"><text:span text:style-name="T33">4. </text:span>secondaryS.txt</text:p>
      <text:p text:style-name="P23"><text:s text:c="4"/>geneid, <text:span text:style-name="T8">tseseq, tsess, araseq, arass</text:span></text:p>
      <text:p text:style-name="P24"/>
      <text:p text:style-name="P17">Column note will be added to the fi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Nazli" svg:font-family="Nazl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0.06pt solid #000000" fo:padding="0.0201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4T17:12:26.362634811</meta:creation-date>
    <dc:date>2018-08-24T18:55:47.494934268</dc:date>
    <meta:editing-duration>PT1H42M53S</meta:editing-duration>
    <meta:editing-cycles>57</meta:editing-cycles>
    <meta:generator>LibreOffice/5.1.6.2$Linux_X86_64 LibreOffice_project/10m0$Build-2</meta:generator>
    <meta:document-statistic meta:table-count="0" meta:image-count="0" meta:object-count="0" meta:page-count="2" meta:paragraph-count="37" meta:word-count="557" meta:character-count="3643" meta:non-whitespace-character-count="3075"/>
  </office:meta>
</office:document-meta>
</file>